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izableContainer.add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izableContainer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izableContainer.adjustPointer( int newPoin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izableContainer.set( int index ,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izableContainer.ensureCapacity( int minCapacit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ResizableContainer.ResizableContainer( int initialCapac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izableContainer.get(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